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rsid="0004ccd6" officeooo:paragraph-rsid="0004ccd6"/>
    </style:style>
    <style:style style:name="P2" style:family="paragraph" style:parent-style-name="Standard">
      <style:text-properties fo:language="en" fo:country="AU" officeooo:rsid="0004ccd6" officeooo:paragraph-rsid="00a95bc5"/>
    </style:style>
    <style:style style:name="P3" style:family="paragraph" style:parent-style-name="Standard">
      <style:text-properties fo:language="en" fo:country="AU" officeooo:paragraph-rsid="008ae153"/>
    </style:style>
    <style:style style:name="P4" style:family="paragraph" style:parent-style-name="Standard">
      <style:text-properties fo:language="en" fo:country="AU" officeooo:rsid="00a95bc5" officeooo:paragraph-rsid="00a95bc5"/>
    </style:style>
    <style:style style:name="P5" style:family="paragraph" style:parent-style-name="Standard">
      <style:text-properties officeooo:rsid="00913929" officeooo:paragraph-rsid="00913929"/>
    </style:style>
    <style:style style:name="P6" style:family="paragraph" style:parent-style-name="Text_20_body">
      <style:text-properties officeooo:rsid="00913929" officeooo:paragraph-rsid="00913929"/>
    </style:style>
    <style:style style:name="P7" style:family="paragraph" style:parent-style-name="Thought">
      <style:text-properties officeooo:paragraph-rsid="00aa4871"/>
    </style:style>
    <style:style style:name="P8" style:family="paragraph" style:parent-style-name="Thought">
      <style:text-properties officeooo:rsid="00aa4871" officeooo:paragraph-rsid="00aa4871"/>
    </style:style>
    <style:style style:name="P9" style:family="paragraph" style:parent-style-name="Timekeeping">
      <style:text-properties officeooo:paragraph-rsid="00b71922"/>
    </style:style>
    <style:style style:name="P10" style:family="paragraph" style:parent-style-name="Decision">
      <style:text-properties officeooo:rsid="00b942b8" officeooo:paragraph-rsid="00c44f49"/>
    </style:style>
    <style:style style:name="P11" style:family="paragraph" style:parent-style-name="Decision">
      <style:text-properties officeooo:paragraph-rsid="00cfdca9"/>
    </style:style>
    <style:style style:name="P12" style:family="paragraph" style:parent-style-name="Heading_20_1">
      <style:text-properties officeooo:rsid="00913929" officeooo:paragraph-rsid="00913929"/>
    </style:style>
    <style:style style:name="P13" style:family="paragraph" style:parent-style-name="Heading_20_1">
      <style:text-properties fo:language="en" fo:country="AU" officeooo:paragraph-rsid="008ae153"/>
    </style:style>
    <style:style style:name="P14" style:family="paragraph" style:parent-style-name="Heading_20_2">
      <style:text-properties officeooo:paragraph-rsid="00c4b403"/>
    </style:style>
    <style:style style:name="P15" style:family="paragraph" style:parent-style-name="Standard">
      <style:text-properties officeooo:rsid="00b93b96" officeooo:paragraph-rsid="00b93b96"/>
    </style:style>
    <style:style style:name="P16" style:family="paragraph" style:parent-style-name="Standard">
      <style:text-properties officeooo:rsid="00b942b8" officeooo:paragraph-rsid="00b942b8"/>
    </style:style>
    <style:style style:name="P17" style:family="paragraph" style:parent-style-name="Standard">
      <style:text-properties officeooo:paragraph-rsid="00ba53ab"/>
    </style:style>
    <style:style style:name="P18" style:family="paragraph" style:parent-style-name="Standard">
      <style:text-properties officeooo:rsid="00bb5e86" officeooo:paragraph-rsid="00bb5e86"/>
    </style:style>
    <style:style style:name="P19" style:family="paragraph" style:parent-style-name="Standard">
      <style:text-properties officeooo:paragraph-rsid="00bb5e86"/>
    </style:style>
    <style:style style:name="P20" style:family="paragraph" style:parent-style-name="Standard">
      <style:text-properties officeooo:paragraph-rsid="00bbc6f5"/>
    </style:style>
    <style:style style:name="P21" style:family="paragraph" style:parent-style-name="Standard">
      <style:text-properties officeooo:paragraph-rsid="00bc9a67"/>
    </style:style>
    <style:style style:name="P22" style:family="paragraph" style:parent-style-name="Standard">
      <style:text-properties officeooo:rsid="00c88a9c" officeooo:paragraph-rsid="00c88a9c"/>
    </style:style>
    <style:style style:name="P23" style:family="paragraph" style:parent-style-name="Standard">
      <style:text-properties officeooo:paragraph-rsid="00c88a9c"/>
    </style:style>
    <style:style style:name="P24" style:family="paragraph" style:parent-style-name="Standard">
      <style:text-properties officeooo:paragraph-rsid="00d1465f"/>
    </style:style>
    <style:style style:name="P25" style:family="paragraph" style:parent-style-name="Standard">
      <style:text-properties officeooo:paragraph-rsid="00cf15de"/>
    </style:style>
    <style:style style:name="P26" style:family="paragraph" style:parent-style-name="Standard">
      <style:text-properties officeooo:rsid="00d9d53a" officeooo:paragraph-rsid="00d9d53a"/>
    </style:style>
    <style:style style:name="P27" style:family="paragraph" style:parent-style-name="Standard">
      <style:text-properties officeooo:paragraph-rsid="00dab222"/>
    </style:style>
    <style:style style:name="P28" style:family="paragraph" style:parent-style-name="Standard">
      <style:text-properties officeooo:rsid="00dbdaef" officeooo:paragraph-rsid="00dbdaef"/>
    </style:style>
    <style:style style:name="P29" style:family="paragraph" style:parent-style-name="Standard">
      <style:text-properties officeooo:paragraph-rsid="00e64835"/>
    </style:style>
    <style:style style:name="P30" style:family="paragraph" style:parent-style-name="Standard">
      <style:text-properties officeooo:rsid="00ece4d6" officeooo:paragraph-rsid="00ece4d6"/>
    </style:style>
    <style:style style:name="P31" style:family="paragraph" style:parent-style-name="Thought">
      <style:text-properties officeooo:paragraph-rsid="00df4e8f"/>
    </style:style>
    <style:style style:name="P32" style:family="paragraph" style:parent-style-name="Timekeeping">
      <style:text-properties officeooo:paragraph-rsid="00c13144"/>
    </style:style>
    <style:style style:name="P33" style:family="paragraph" style:parent-style-name="Timekeeping">
      <style:text-properties officeooo:paragraph-rsid="00c32f96"/>
    </style:style>
    <style:style style:name="P34" style:family="paragraph" style:parent-style-name="Timekeeping">
      <style:text-properties officeooo:paragraph-rsid="00c4c7c7"/>
    </style:style>
    <style:style style:name="P35" style:family="paragraph" style:parent-style-name="Timekeeping">
      <style:text-properties officeooo:paragraph-rsid="00cf15de"/>
    </style:style>
    <style:style style:name="T1" style:family="text">
      <style:text-properties officeooo:rsid="0004ccd6"/>
    </style:style>
    <style:style style:name="T2" style:family="text">
      <style:text-properties fo:language="en" fo:country="AU"/>
    </style:style>
    <style:style style:name="T3" style:family="text">
      <style:text-properties fo:language="en" fo:country="AU" officeooo:rsid="00a95bc5"/>
    </style:style>
    <style:style style:name="T4" style:family="text">
      <style:text-properties fo:language="en" fo:country="AU" officeooo:rsid="0004ccd6"/>
    </style:style>
    <style:style style:name="T5" style:family="text">
      <style:text-properties officeooo:rsid="0024bb84"/>
    </style:style>
    <style:style style:name="T6" style:family="text">
      <style:text-properties officeooo:rsid="00305524"/>
    </style:style>
    <style:style style:name="T7" style:family="text">
      <style:text-properties officeooo:rsid="008b078a"/>
    </style:style>
    <style:style style:name="T8" style:family="text">
      <style:text-properties officeooo:rsid="00913929"/>
    </style:style>
    <style:style style:name="T9" style:family="text">
      <style:text-properties officeooo:rsid="00a95bc5"/>
    </style:style>
    <style:style style:name="T10" style:family="text">
      <style:text-properties style:font-name="Liberation Sans" fo:font-size="28pt" fo:language="en" fo:country="AU" fo:font-weight="bold" officeooo:rsid="00a95bc5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18.2000007629395pt" fo:font-weight="bold" officeooo:rsid="00c1314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officeooo:rsid="00a95bc5" fo:background-color="transparent" loext:char-shading-value="0"/>
    </style:style>
    <style:style style:name="T13" style:family="text">
      <style:text-properties officeooo:rsid="00ae8483" fo:background-color="transparent" loext:char-shading-value="0"/>
    </style:style>
    <style:style style:name="T14" style:family="text">
      <style:text-properties officeooo:rsid="00b71922" fo:background-color="transparent" loext:char-shading-value="0"/>
    </style:style>
    <style:style style:name="T15" style:family="text">
      <style:text-properties officeooo:rsid="0024bb84" fo:background-color="transparent" loext:char-shading-value="0"/>
    </style:style>
    <style:style style:name="T16" style:family="text">
      <style:text-properties officeooo:rsid="00305524" fo:background-color="transparent" loext:char-shading-value="0"/>
    </style:style>
    <style:style style:name="T17" style:family="text">
      <style:text-properties officeooo:rsid="00913929" fo:background-color="transparent" loext:char-shading-value="0"/>
    </style:style>
    <style:style style:name="T18" style:family="text">
      <style:text-properties officeooo:rsid="00c32f96" fo:background-color="transparent" loext:char-shading-value="0"/>
    </style:style>
    <style:style style:name="T19" style:family="text">
      <style:text-properties officeooo:rsid="00c4c7c7" fo:background-color="transparent" loext:char-shading-value="0"/>
    </style:style>
    <style:style style:name="T20" style:family="text">
      <style:text-properties officeooo:rsid="00c88a9c" fo:background-color="transparent" loext:char-shading-value="0"/>
    </style:style>
    <style:style style:name="T21" style:family="text">
      <style:text-properties officeooo:rsid="00dafb0c" fo:background-color="transparent" loext:char-shading-value="0"/>
    </style:style>
    <style:style style:name="T22" style:family="text">
      <style:text-properties officeooo:rsid="00df4e8f" fo:background-color="transparent" loext:char-shading-value="0"/>
    </style:style>
    <style:style style:name="T23" style:family="text">
      <style:text-properties officeooo:rsid="00e1af3c" fo:background-color="transparent" loext:char-shading-value="0"/>
    </style:style>
    <style:style style:name="T24" style:family="text">
      <style:text-properties officeooo:rsid="00e22fdb" fo:background-color="transparent" loext:char-shading-value="0"/>
    </style:style>
    <style:style style:name="T25" style:family="text">
      <style:text-properties officeooo:rsid="00e80d2d" fo:background-color="transparent" loext:char-shading-value="0"/>
    </style:style>
    <style:style style:name="T26" style:family="text">
      <style:text-properties officeooo:rsid="00e81ecd" fo:background-color="transparent" loext:char-shading-value="0"/>
    </style:style>
    <style:style style:name="T27" style:family="text">
      <style:text-properties officeooo:rsid="00e953af" fo:background-color="transparent" loext:char-shading-value="0"/>
    </style:style>
    <style:style style:name="T28" style:family="text">
      <style:text-properties officeooo:rsid="00aaee32"/>
    </style:style>
    <style:style style:name="T29" style:family="text">
      <style:text-properties officeooo:rsid="00af86a3"/>
    </style:style>
    <style:style style:name="T30" style:family="text">
      <style:text-properties officeooo:rsid="00b71922"/>
    </style:style>
    <style:style style:name="T31" style:family="text">
      <style:text-properties officeooo:rsid="00b942b8"/>
    </style:style>
    <style:style style:name="T32" style:family="text">
      <style:text-properties officeooo:rsid="00b99d82"/>
    </style:style>
    <style:style style:name="T33" style:family="text">
      <style:text-properties officeooo:rsid="00bc9a67"/>
    </style:style>
    <style:style style:name="T34" style:family="text">
      <style:text-properties officeooo:rsid="00c13144"/>
    </style:style>
    <style:style style:name="T35" style:family="text">
      <style:text-properties officeooo:rsid="00c4b403"/>
    </style:style>
    <style:style style:name="T36" style:family="text">
      <style:text-properties officeooo:rsid="00c68b97"/>
    </style:style>
    <style:style style:name="T37" style:family="text">
      <style:text-properties officeooo:rsid="00c83a06"/>
    </style:style>
    <style:style style:name="T38" style:family="text">
      <style:text-properties officeooo:rsid="00ca74c4"/>
    </style:style>
    <style:style style:name="T39" style:family="text">
      <style:text-properties officeooo:rsid="00cdda8a"/>
    </style:style>
    <style:style style:name="T40" style:family="text">
      <style:text-properties officeooo:rsid="00cf15de"/>
    </style:style>
    <style:style style:name="T41" style:family="text">
      <style:text-properties officeooo:rsid="00cfdca9"/>
    </style:style>
    <style:style style:name="T42" style:family="text">
      <style:text-properties officeooo:rsid="00d1465f"/>
    </style:style>
    <style:style style:name="T43" style:family="text">
      <style:text-properties officeooo:rsid="00d173fb"/>
    </style:style>
    <style:style style:name="T44" style:family="text">
      <style:text-properties officeooo:rsid="00d2c08f"/>
    </style:style>
    <style:style style:name="T45" style:family="text">
      <style:text-properties officeooo:rsid="00d63986"/>
    </style:style>
    <style:style style:name="T46" style:family="text">
      <style:text-properties officeooo:rsid="00d66cdd"/>
    </style:style>
    <style:style style:name="T47" style:family="text">
      <style:text-properties officeooo:rsid="00dab222"/>
    </style:style>
    <style:style style:name="T48" style:family="text">
      <style:text-properties officeooo:rsid="00de8630"/>
    </style:style>
    <style:style style:name="T49" style:family="text">
      <style:text-properties officeooo:rsid="00e1af3c"/>
    </style:style>
    <style:style style:name="T50" style:family="text">
      <style:text-properties officeooo:rsid="00e22fdb"/>
    </style:style>
    <style:style style:name="T51" style:family="text">
      <style:text-properties officeooo:rsid="00e80d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SRE</text:span><text:span text:style-name="T2"> Challenge </text:span><text:span text:style-name="T4">Journal</text:span></text:p>
      <text:p text:style-name="P1"/>
      <text:h text:style-name="P12" text:outline-level="1">Reading this journal</text:h>
      <text:p text:style-name="P6">My thought stream appear in blue bubbles.</text:p>
      <text:p text:style-name="Thought">This is an example of a thought.</text:p>
      <text:p text:style-name="P5">Decisions I make appear in green bubbles.</text:p>
      <text:p text:style-name="P5"/>
      <text:p text:style-name="Decision">This is an example of a decision.</text:p>
      <text:p text:style-name="P5">Timekeeping entries appear in yellow bubbles.</text:p>
      <text:p text:style-name="P5"/>
      <text:p text:style-name="Timekeeping"><text:span text:style-name="T5">Total machine time is </text:span><text:span text:style-name="T8">0</text:span><text:span text:style-name="T6"> hour</text:span><text:span text:style-name="T8">s</text:span><text:span text:style-name="T6">, 0</text:span><text:span text:style-name="T5"> minutes.</text:span></text:p>
      <text:h text:style-name="Heading_20_1" text:outline-level="1">Receiving the challenge</text:h>
      <text:p text:style-name="Timekeeping"><text:span text:style-name="T4">2022-1</text:span><text:span text:style-name="T3">1</text:span><text:span text:style-name="T4">-</text:span><text:span text:style-name="T3">2 </text:span><text:span text:style-name="T4">@ </text:span><text:span text:style-name="T3">9:30a</text:span><text:span text:style-name="T4">m – Looked at the challenge PDF for the first time.</text:span></text:p>
      <text:p text:style-name="Standard"/>
      <text:p text:style-name="Thought">I noticed there is some emphasis placed on high availability and auto scaling the application <text:span text:style-name="T9">but the backend mentioned it uses a in-memory database. It seems unlikely the application will behave correctly if auto scaled </text:span><text:span text:style-name="T12">if it isn’t stateless</text:span><text:span text:style-name="T9">.</text:span></text:p>
      <text:p text:style-name="P4"/>
      <text:p text:style-name="Decision">I sent an email to Sang-Woo asking about this point and seeking clarification on the scope of the exercise.</text:p>
      <text:p text:style-name="P2"/>
      <text:p text:style-name="P7">I estimate I should have time to complete the exercise before <text:span text:style-name="T12">Saturday </text:span>2022-11-0<text:span text:style-name="T9">5.</text:span></text:p>
      <text:p text:style-name="Standard"/>
      <text:p text:style-name="P8">Sang-Woo confirmed that adjusting the application code isn’t in scope. I will therefore build in auto scaling without considering application code changes <text:span text:style-name="T28">in my solution</text:span>.</text:p>
      <text:h text:style-name="P13" text:outline-level="1"><text:soft-page-break/>Initial thoughts<text:span text:style-name="T1"> </text:span><text:span text:style-name="T7">and planning</text:span></text:h>
      <text:p text:style-name="P3"/>
      <text:p text:style-name="Timekeeping">2022-11-<text:span text:style-name="T9">2</text:span> @ <text:span text:style-name="T9">1:45p</text:span>m – Starting journal and capturing my distilled thoughts from this morning.</text:p>
      <text:p text:style-name="Standard"/>
      <text:p text:style-name="Thought">I will need to get the application cloned and running on my machine in the first instance.</text:p>
      <text:p text:style-name="Standard"/>
      <text:p text:style-name="Decision">I will use my personal AWS cloud account <text:span text:style-name="T13">as a deploy target during this exercise</text:span>.</text:p>
      <text:p text:style-name="Standard"/>
      <text:p text:style-name="Decision">I will use Terraform to declare the infrastructure as code. <text:span text:style-name="T29">CDK might be a better </text:span><text:span text:style-name="T24">choice, </text:span><text:span text:style-name="T29">as we are </text:span><text:span text:style-name="T49">specifically </text:span><text:span text:style-name="T29">targeting AWS </text:span><text:span text:style-name="T49">right now, </text:span><text:span text:style-name="T50">but it means putting all our eggs in AWS and that makes me a little uncomfortable</text:span><text:span text:style-name="T29">. </text:span><text:span text:style-name="T49">While </text:span><text:span text:style-name="T23">t</text:span><text:span text:style-name="T49">he platform agnosticism of </text:span><text:span text:style-name="T29">Terraform </text:span><text:span text:style-name="T49">is a bit overstated </text:span><text:span text:style-name="T29">it will at least </text:span><text:span text:style-name="T23">mean some of our constants will be platform agnostic</text:span><text:span text:style-name="T29">.</text:span></text:p>
      <text:p text:style-name="Standard"/>
      <text:p text:style-name="Decision">I will get started by cloning the code from the ClearPoint repository and pushing it to my own repo. (I will deliberately not fork the repo as I don’t want to undermine ClearPoint’s assessment by having a direct link on GitHub).</text:p>
      <text:p text:style-name="Standard"/>
      <text:p text:style-name="Timekeeping">Total machine time is 0 hours, 15 minutes.</text:p>
      <text:h text:style-name="Heading_20_1" text:outline-level="1">Setting up a development environment</text:h>
      <text:p text:style-name="Thought">I need to get a few things in order on my development workstation because I recently formatted and I don’t have <text:span text:style-name="T38">a lot of things installed that I will need.</text:span></text:p>
      <text:h text:style-name="Heading_20_2" text:outline-level="2">Setting up version control</text:h>
      <text:p text:style-name="P9">2022-11-<text:span text:style-name="T9">2</text:span> @ <text:span text:style-name="T30">2</text:span><text:span text:style-name="T9">:</text:span><text:span text:style-name="T30">00</text:span><text:span text:style-name="T9">p</text:span>m – <text:span text:style-name="T14">Cloning repository and pushing a copy to my own personal GitHub to work against.</text:span></text:p>
      <text:p text:style-name="P15"/>
      <text:p text:style-name="Timekeeping"><text:soft-page-break/>2022-11-2 @ 2:1<text:span text:style-name="T31">0</text:span>pm – New repository is created.</text:p>
      <text:p text:style-name="Standard"/>
      <text:p text:style-name="P33"><text:span text:style-name="T15">Total machine time is </text:span><text:span text:style-name="T18">0</text:span><text:span text:style-name="T16"> hour</text:span><text:span text:style-name="T17">s</text:span><text:span text:style-name="T16">, </text:span><text:span text:style-name="T18">25</text:span><text:span text:style-name="T15"> minutes.</text:span></text:p>
      <text:h text:style-name="Heading_20_2" text:outline-level="2">Setting up docker</text:h>
      <text:p text:style-name="Timekeeping">2022-11-2 @ 2:15pm – <text:span text:style-name="T32">Installing `docker-compose` and `docker` on my workstation.</text:span></text:p>
      <text:p text:style-name="P16"/>
      <text:p text:style-name="P10">While it isn’t strictly necessary to continue, next I want to get Docker and Docker Compose running on my workstation (I haven’t installed them on this machine since its latest re-format) and ultimately get the application running locally.</text:p>
      <text:p text:style-name="P16"/>
      <text:p text:style-name="Thought">The default package managed version of docker-compose isn’t high enough to run the project (its only version 1.25.0 and I need 3.9.x). That is what I get for running a Debian based Linux distribution I guess. I will probably need to add some Docker maintained software repository to get a later version of compose.</text:p>
      <text:p text:style-name="P17"/>
      <text:p text:style-name="Thought">Found a handy guide that only needed some simple changes to match my distribution to work.</text:p>
      <text:p text:style-name="P17"/>
      <text:p text:style-name="Timekeeping">2022-11-2 @ 2:30pm – Managed to get docker installed and have a version of compose that can run the project.</text:p>
      <text:p text:style-name="P19"/>
      <text:p text:style-name="P34"><text:span text:style-name="T15">Total machine time is </text:span><text:span text:style-name="T18">0</text:span><text:span text:style-name="T16"> hour</text:span><text:span text:style-name="T17">s</text:span><text:span text:style-name="T16">, </text:span><text:span text:style-name="T19">4</text:span><text:span text:style-name="T18">5</text:span><text:span text:style-name="T15"> minutes.</text:span></text:p>
      <text:h text:style-name="P14" text:outline-level="2"><text:span text:style-name="T35">R</text:span>unning things locally</text:h>
      <text:p text:style-name="Decision">I will now try start the app up locally.</text:p>
      <text:p text:style-name="P18"/>
      <text:p text:style-name="Thought"><text:soft-page-break/>The build time for the images is a few minutes. I will want to keep that in mind if I end up doing the stretch objective of building the code integration and deployment pipelines.</text:p>
      <text:p text:style-name="P20"/>
      <text:p text:style-name="Thought">I enjoy the humour in the app. “Oh snap! You got an error!” made me laugh.</text:p>
      <text:p text:style-name="P20"/>
      <text:p text:style-name="Timekeeping">2022-11-2 @ 2:45 Compose-based local environment is now running and I can access the app locally. <text:span text:style-name="T33">I think I am all set to get started proper.</text:span></text:p>
      <text:p text:style-name="P21"/>
      <text:p text:style-name="Timekeeping"><text:span text:style-name="T5">Total machine time is </text:span>1<text:span text:style-name="T6"> hour</text:span><text:span text:style-name="T8">s</text:span><text:span text:style-name="T6">, 0</text:span><text:span text:style-name="T5"> minutes.</text:span></text:p>
      <text:h text:style-name="Heading_20_2" text:outline-level="2">Setting up <text:span text:style-name="T11">Terraform</text:span></text:h>
      <text:p text:style-name="Decision"><text:span text:style-name="T37">Now I will </text:span>set up Terraform and connect to my AWS account from my workstation.</text:p>
      <text:p text:style-name="Standard"/>
      <text:p text:style-name="P32"><text:span text:style-name="T33">2022-11-</text:span><text:span text:style-name="T9">2</text:span><text:span text:style-name="T33"> @ </text:span><text:span text:style-name="T34">4</text:span><text:span text:style-name="T9">:</text:span><text:span text:style-name="T34">3</text:span><text:span text:style-name="T30">0</text:span><text:span text:style-name="T9">p</text:span><text:span text:style-name="T33">m – </text:span><text:span text:style-name="T36">Setting up Terraform.</text:span></text:p>
      <text:p text:style-name="Standard"/>
      <text:p text:style-name="Thought"><text:span text:style-name="T20">Like with Docker</text:span>, if I want a modern version of Terraform I am going to need to set up a Hashicorp managed package repository and install it from there.</text:p>
      <text:p text:style-name="P22"/>
      <text:p text:style-name="Decision">The Terraform website actually provides commands to add the Hashicorp managed package repository to Debian, so I can just follow their commands here https://www.terraform.io/downloads</text:p>
      <text:p text:style-name="P22"/>
      <text:p text:style-name="Thought"><text:span text:style-name="T39">Turns out it wasn’t quite that simple. I needed to swap out the `</text:span>$(lsb_release -cs)<text:span text:style-name="T39">` that incorrectly populated because I am not running a standard Debian or Ubuntu install.</text:span></text:p>
      <text:p text:style-name="P22"/>
      <text:p text:style-name="Timekeeping">2022-11-2 @ 4:45pm – I have Terraform 1.3.3 installed and working now.</text:p>
      <text:p text:style-name="P23"><text:soft-page-break/></text:p>
      <text:p text:style-name="P35"><text:span text:style-name="T5">Total machine time is </text:span>1<text:span text:style-name="T6"> hour</text:span><text:span text:style-name="T8">s</text:span><text:span text:style-name="T6">, </text:span><text:span text:style-name="T40">15</text:span><text:span text:style-name="T5"> minutes.</text:span></text:p>
      <text:h text:style-name="Heading_20_1" text:outline-level="1">Making a change to AWS</text:h>
      <text:p text:style-name="Timekeeping"><text:span text:style-name="T40">2022-11-2 </text:span><text:span text:style-name="T41">@ </text:span><text:span text:style-name="T42">4</text:span><text:span text:style-name="T41">:</text:span><text:span text:style-name="T42">45</text:span><text:span text:style-name="T41">pm – I </text:span><text:span text:style-name="T42">am thinking about how to proceed.</text:span></text:p>
      <text:p text:style-name="Standard"/>
      <text:p text:style-name="Thought">I want to set up connectivity to AWS to show it works. I know I will need to generate an access key before Terraform will be able to apply to the account. If I start defining some simple resources then I can use the terraform cli to test if I have things configured right.</text:p>
      <text:p text:style-name="Standard"/>
      <text:p text:style-name="Decision">I will start by defining the ECS cluster that I am sure will be part of my solution in Terraform.</text:p>
      <text:p text:style-name="Standard"/>
      <text:p text:style-name="Decision">I will add Terraform code into an `infrastructure` directory in the existing version controlled repository.</text:p>
      <text:p text:style-name="Standard"/>
      <text:p text:style-name="Thought">I am not likely to be doing anything very original <text:span text:style-name="T43">at this stage </text:span>so I expect to take most of my code from examples online, <text:span text:style-name="T44">at least early on</text:span>.</text:p>
      <text:p text:style-name="P24"/>
      <text:p text:style-name="P11">I figure my solution is going to essentially follow the pattern in this <text:span text:style-name="T41">H</text:span>ashicorp example using ecs and an application load balanacer, so I will poach my starting code from <text:span text:style-name="T45">there.</text:span></text:p>
      <text:p text:style-name="P11">https://github.com/hashicorp/terraform-provider-aws/tree/main/examples/ecs-alb</text:p>
      <text:p text:style-name="P24"/>
      <text:p text:style-name="Timekeeping"><text:span text:style-name="T40">2022-11-2 </text:span><text:span text:style-name="T41">@ 5:0</text:span><text:span text:style-name="T46">5</text:span><text:span text:style-name="T41">pm – </text:span><text:span text:style-name="T46">I am copying over enough code from the ECS example from Hashicorp to create an ECS cluster.</text:span></text:p>
      <text:p text:style-name="P25"/>
      <text:p text:style-name="Decision"><text:soft-page-break/>I have copied over the main.tf from the ECS example and now I am stripping out everything except the cluster resource.</text:p>
      <text:p text:style-name="P26"/>
      <text:p text:style-name="Thought"><text:span text:style-name="T48">A `terraform validate` shows t</text:span>he AWS region variable isn’t specified because I haven’t copied that over.</text:p>
      <text:p text:style-name="Standard"/>
      <text:p text:style-name="Decision">I will grab <text:span text:style-name="T21">variables</text:span><text:span text:style-name="T47">.tf </text:span>from the example code too.</text:p>
      <text:p text:style-name="P27"/>
      <text:p text:style-name="Thought">The default region is `us-west-2`. That isn’t ideal for us.</text:p>
      <text:p text:style-name="P28"/>
      <text:p text:style-name="Decision">I will change the default region to `ap-southeast-2` (Sydney) because that makes for sense over here.</text:p>
      <text:p text:style-name="Standard"/>
      <text:p text:style-name="P31"><text:span text:style-name="T48">A `terraform validate` </text:span><text:span text:style-name="T22">passes now so `terraform apply` should help us tease out the AWS account key, profile etc. we need next.</text:span></text:p>
      <text:p text:style-name="Standard"/>
      <text:p text:style-name="Thought">As expected, we get an error from `terraform apply` saying we need to configure a credential source. I need to set this up now.</text:p>
      <text:p text:style-name="P28"/>
      <text:p text:style-name="Decision">I will create a new AWS account for this exercise and generate an API key for programmatic access. <text:span text:style-name="T51">I will use the root account </text:span><text:span text:style-name="T25">for this, but we really should create a </text:span><text:span text:style-name="T27">role for </text:span><text:span text:style-name="T25">infrastructure </text:span><text:span text:style-name="T26">management </text:span><text:span text:style-name="T25">at a later point.</text:span></text:p>
      <text:p text:style-name="P29"/>
      <text:p text:style-name="Decision">I have created an AWS profile called `SREAssessment.Infrustructure` that I will now configure in Terraform.</text:p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ae848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hought" style:family="paragraph" style:parent-style-name="Quotations" style:master-page-name="">
      <loext:graphic-properties draw:fill="solid" draw:fill-color="#b4c7dc"/>
      <style:paragraph-properties fo:line-height="100%" style:page-number="auto" fo:background-color="#b4c7dc" fo:padding="0.349cm" fo:border="0.06pt solid #000000">
        <style:tab-stops/>
      </style:paragraph-properties>
      <style:text-properties fo:background-color="transparent"/>
    </style:style>
    <style:style style:name="Decision" style:family="paragraph" style:parent-style-name="Thought">
      <loext:graphic-properties draw:fill="solid" draw:fill-color="#afd095"/>
      <style:paragraph-properties fo:background-color="#afd095"/>
    </style:style>
    <style:style style:name="Timekeeping" style:family="paragraph" style:parent-style-name="Thought">
      <loext:graphic-properties draw:fill="solid" draw:fill-color="#ffffa6"/>
      <style:paragraph-properties fo:background-color="#ffffa6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0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NZ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NZ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9:11:27.110591272</meta:creation-date>
    <meta:generator>LibreOffice/6.4.7.2$Linux_X86_64 LibreOffice_project/40$Build-2</meta:generator>
    <dc:date>2022-11-02T17:29:22.095427630</dc:date>
    <meta:editing-duration>PT16H28M40S</meta:editing-duration>
    <meta:editing-cycles>188</meta:editing-cycles>
    <meta:print-date>2022-10-30T17:02:39.029966853</meta:print-date>
    <meta:document-statistic meta:table-count="0" meta:image-count="0" meta:object-count="0" meta:page-count="6" meta:paragraph-count="66" meta:word-count="1118" meta:character-count="6515" meta:non-whitespace-character-count="5453"/>
  </office:meta>
</office:document-meta>
</file>